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271" officeooo:paragraph-rsid="0010d271"/>
    </style:style>
    <style:style style:name="P2" style:family="paragraph" style:parent-style-name="Standard">
      <style:text-properties officeooo:rsid="0010d271" officeooo:paragraph-rsid="0013a58e"/>
    </style:style>
    <style:style style:name="P3" style:family="paragraph" style:parent-style-name="Standard">
      <style:text-properties officeooo:rsid="00111721" officeooo:paragraph-rsid="00111721"/>
    </style:style>
    <style:style style:name="P4" style:family="paragraph" style:parent-style-name="Standard">
      <style:text-properties officeooo:rsid="0011309d" officeooo:paragraph-rsid="0011309d"/>
    </style:style>
    <style:style style:name="P5" style:family="paragraph" style:parent-style-name="Standard">
      <style:text-properties officeooo:rsid="0012edf9" officeooo:paragraph-rsid="0012edf9"/>
    </style:style>
    <style:style style:name="P6" style:family="paragraph" style:parent-style-name="Standard">
      <style:text-properties officeooo:rsid="0013a58e" officeooo:paragraph-rsid="0013a58e"/>
    </style:style>
    <style:style style:name="P7" style:family="paragraph" style:parent-style-name="Standard">
      <style:text-properties officeooo:rsid="0013a58e" officeooo:paragraph-rsid="0013a58e"/>
    </style:style>
    <style:style style:name="P8" style:family="paragraph" style:parent-style-name="Standard" style:list-style-name="L1">
      <style:text-properties officeooo:rsid="0013a58e" officeooo:paragraph-rsid="0013a58e"/>
    </style:style>
    <style:style style:name="P9" style:family="paragraph" style:parent-style-name="Standard">
      <style:text-properties officeooo:rsid="00133398" officeooo:paragraph-rsid="00133398"/>
    </style:style>
    <style:style style:name="P10" style:family="paragraph" style:parent-style-name="Standard">
      <style:text-properties officeooo:rsid="00177e37" officeooo:paragraph-rsid="00177e37"/>
    </style:style>
    <style:style style:name="P11" style:family="paragraph" style:parent-style-name="Standard">
      <style:text-properties officeooo:rsid="0018aedc" officeooo:paragraph-rsid="0018aedc"/>
    </style:style>
    <style:style style:name="P12" style:family="paragraph" style:parent-style-name="Standard">
      <style:text-properties officeooo:rsid="00195c33" officeooo:paragraph-rsid="00195c33"/>
    </style:style>
    <style:style style:name="P13" style:family="paragraph" style:parent-style-name="Standard">
      <style:text-properties fo:font-weight="bold" officeooo:rsid="00177e37" officeooo:paragraph-rsid="00177e37" style:font-weight-asian="bold" style:font-weight-complex="bold"/>
    </style:style>
    <style:style style:name="P14" style:family="paragraph" style:parent-style-name="Standard">
      <style:text-properties fo:font-weight="bold" officeooo:rsid="0018aedc" officeooo:paragraph-rsid="0018aedc" style:font-weight-asian="bold" style:font-weight-complex="bold"/>
    </style:style>
    <style:style style:name="P15" style:family="paragraph" style:parent-style-name="Standard">
      <style:text-properties officeooo:rsid="001a3e93" officeooo:paragraph-rsid="001a3e93"/>
    </style:style>
    <style:style style:name="P16" style:family="paragraph" style:parent-style-name="Heading_20_1">
      <style:text-properties fo:font-weight="bold" officeooo:rsid="001a3e93" officeooo:paragraph-rsid="001a3e93" style:font-weight-asian="bold" style:font-weight-complex="bold"/>
    </style:style>
    <style:style style:name="T1" style:family="text">
      <style:text-properties officeooo:rsid="00111721"/>
    </style:style>
    <style:style style:name="T2" style:family="text">
      <style:text-properties fo:font-variant="normal" fo:text-transform="none" fo:color="#333333" style:font-name="sans-serif" fo:font-size="12pt" fo:letter-spacing="normal" fo:font-style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OT Challanges:</text:p>
      <text:p text:style-name="P6">Stringent Latency Requirements</text:p>
      <text:p text:style-name="P6"/>
      <text:p text:style-name="P6">Network Bandwith Constraints</text:p>
      <text:p text:style-name="P6"/>
      <text:p text:style-name="P6">Resource-Constraint Devices</text:p>
      <text:p text:style-name="P6"/>
      <text:p text:style-name="P6">Cyber – Physical Systems</text:p>
      <text:p text:style-name="P6"/>
      <text:p text:style-name="P6">Uninterrupted Services With Intermittent Connectivity to the Cloud</text:p>
      <text:p text:style-name="P6"/>
      <text:p text:style-name="P6">New Security Challenges:</text:p>
      <text:list xml:id="list3876048023" text:style-name="L1">
        <text:list-item>
          <text:p text:style-name="P8">Keeping Security Credentials and Software up to Date on Large Number of Devices</text:p>
        </text:list-item>
        <text:list-item>
          <text:p text:style-name="P8">Protecting Resource-Constrained Devices</text:p>
        </text:list-item>
        <text:list-item>
          <text:p text:style-name="P8">Assesing the Security Status of Large Distributed Systems in Trustworthy Manner</text:p>
        </text:list-item>
        <text:list-item>
          <text:p text:style-name="P8">Responding to Security Compromises Without Causing Intolerable Disruptions</text:p>
        </text:list-item>
      </text:list>
      <text:p text:style-name="P2"/>
      <text:p text:style-name="P2">Advantages:</text:p>
      <text:p text:style-name="P1"/>
      <text:p text:style-name="P1">+ distributed closer to the user</text:p>
      <text:p text:style-name="P1">+ may be fully distributed, centralized, or sth in between</text:p>
      <text:p text:style-name="P1">+ Fog allows same appl. To <text:span text:style-name="T1">anywhere</text:span></text:p>
      <text:p text:style-name="P3">+ common management lifecycle for composing, configuring, dispatching, actinvating and deactivating, adding and removing and updating apps.</text:p>
      <text:p text:style-name="P3">+ also secure excecution environment</text:p>
      <text:p text:style-name="P3">+ integrates with cloud to enable seamless end-to-end services.</text:p>
      <text:p text:style-name="P3"/>
      <text:p text:style-name="P4">CEAL:</text:p>
      <text:p text:style-name="P4">Cognition: Awarenessof client-centric objectives → determine where to best carry out computing/storage</text:p>
      <text:p text:style-name="P5">Efficiency: Distribute functions anywhere between the cloud and the endpoint.</text:p>
      <text:p text:style-name="P5">Agility: Rapid Innovation and affordable scaling.</text:p>
      <text:p text:style-name="P9">Latency: Real-time processing and cyber-physical system control. Enables Data Analytics at the network edge.</text:p>
      <text:p text:style-name="P9"/>
      <text:p text:style-name="P13">What is a Fog Node?</text:p>
      <text:p text:style-name="P10">A Tutorial on Current Concepts towards a Common Definition</text:p>
      <text:p text:style-name="P10"/>
      <text:p text:style-name="P11"><text:a xlink:type="simple" xlink:href="https://arxiv.org/pdf/1611.09193.pdf" text:style-name="Internet_20_link" text:visited-style-name="Visited_20_Internet_20_Link">https://arxiv.org/pdf/1611.09193.pdf</text:a></text:p>
      <text:p text:style-name="P11"/>
      <text:p text:style-name="P14">OpenFog Architecture Overview</text:p>
      <text:p text:style-name="P11"/>
      <text:p text:style-name="P12"><text:a xlink:type="simple" xlink:href="https://www.openfogconsortium.org/wp-content/uploads/OpenFog-Architecture-Overview-WP-2-2016.pdf" text:style-name="Internet_20_link" text:visited-style-name="Visited_20_Internet_20_Link">https://www.openfogconsortium.org/wp-content/uploads/OpenFog-Architecture-Overview-WP-2-2016.pdf</text:a></text:p>
      <text:p text:style-name="P12"/>
      <text:h text:style-name="P16" text:outline-level="1"><text:soft-page-break/><text:span text:style-name="T2">Implementation of Fog computing for reliable E-health applications</text:span></text:h>
      <text:p text:style-name="P15">http://ieeexplore.ieee.org/document/742117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DejaVu Serif" fo:font-family="'DejaVu Serif'" style:font-family-generic="roman" style:font-pitch="variable" fo:font-size="24pt" fo:font-weight="bold" style:font-name-asian="AR PL UMing CN" style:font-family-asian="'AR PL UMing CN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9:55:42.741485354</meta:creation-date>
    <dc:date>2017-05-11T11:45:29.619222164</dc:date>
    <meta:editing-duration>PT1H6M44S</meta:editing-duration>
    <meta:editing-cycles>6</meta:editing-cycles>
    <meta:generator>LibreOffice/5.3.2.2$Linux_X86_64 LibreOffice_project/30m0$Build-2</meta:generator>
    <meta:document-statistic meta:table-count="0" meta:image-count="0" meta:object-count="0" meta:page-count="2" meta:paragraph-count="30" meta:word-count="189" meta:character-count="1552" meta:non-whitespace-character-count="1396"/>
  </office:meta>
</office:document-meta>
</file>